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b 58%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<text:span text:style-name="T1">2</text:span> oxidation input data from Example 8-10, H. S. Fogler, "Elements of Chemical Reaction Engineering," 2nd ed., Prentice-Hall (1992):</text:p>
      <text:p text:style-name="Standard"/>
      <text:p text:style-name="Standard">The feed gas is 7900 lb-mol/h of 11% SO<text:span text:style-name="T1">2</text:span>, 10% O<text:span text:style-name="T1">2</text:span>, and 79% inert which is mostly N<text:span text:style-name="T1">2</text:span>. The simulation accounts for gas pressure drop down the adiabatic bed and the changing heat capacity of the gas as conversion changes.</text:p>
      <text:p text:style-name="Standard"/>
      <text:p text:style-name="Standard"><draw:frame draw:style-name="fr1" draw:name="Object1" text:anchor-type="as-char" svg:width="2.4165in" svg:height="0.538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as-char" svg:width="2.778in" svg:height="0.431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/>
      <text:p text:style-name="Standard"><draw:frame draw:style-name="fr1" draw:name="Object3" text:anchor-type="as-char" svg:width="1.7728in" svg:height="0.431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Standard">where <text:span text:style-name="T4">k</text:span> has units (lb-mol SO<text:span text:style-name="T1">2</text:span>/lb-catalyst/s/atm), <text:span text:style-name="T4">K</text:span><text:span text:style-name="T2">P</text:span> has units (atm<text:span text:style-name="T3">-1/2</text:span>), and <text:span text:style-name="T4">T</text:span> has units (°R). This rate can be used above a conversion of SO<text:span text:style-name="T1">2</text:span> of 5% and larger. Below that conversion, assume the rate is equal to the rate at 5% conversion.</text:p>
      <text:p text:style-name="Standard"/>
      <text:p text:style-name="Standard"><draw:frame draw:style-name="fr1" draw:name="Object4" text:anchor-type="as-char" svg:width="2.8063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/>
      <text:p text:style-name="Standard">diameter of spherical catalyst pellets = 0.015 ft</text:p>
      <text:p text:style-name="Standard">bed void fraction = 0.45</text:p>
      <text:p text:style-name="Standard">bulk density of catalyst bed = 33.8 lb/ft<text:span text:style-name="T3">3</text:span> 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9T16:17:48</meta:creation-date>
    <dc:date>2011-05-19T16:54:56</dc:date>
    <meta:editing-duration>PT37M8S</meta:editing-duration>
    <meta:editing-cycles>31</meta:editing-cycles>
    <meta:generator>OpenOffice.org/3.3$Unix OpenOffice.org_project/330m20$Build-9567</meta:generator>
    <meta:document-statistic meta:table-count="0" meta:image-count="0" meta:object-count="4" meta:page-count="1" meta:paragraph-count="10" meta:word-count="123" meta:character-count="710"/>
  </office:meta>
</office:document-meta>
</file>

<file path=Object 1/content.xml><?xml version="1.0" encoding="utf-8"?>
<math xmlns="http://www.w3.org/1998/Math/MathML">
  <semantics>
    <mrow>
      <mrow>
        <mrow>
          <mo stretchy="false">−</mo>
          <msub>
            <mi>r</mi>
            <mi mathvariant="italic">SO2</mi>
          </msub>
        </mrow>
        <mo stretchy="false">=</mo>
        <mi>k</mi>
      </mrow>
      <msqrt>
        <mfrac>
          <msub>
            <mi>P</mi>
            <mi mathvariant="italic">SO2</mi>
          </msub>
          <msub>
            <mi>P</mi>
            <mi mathvariant="italic">SO3</mi>
          </msub>
        </mfrac>
      </msqrt>
      <mfenced open="[" close="]">
        <mrow>
          <msub>
            <mi>P</mi>
            <mi mathvariant="italic">O2</mi>
          </msub>
          <mo stretchy="false">−</mo>
          <msup>
            <mfenced open="(" close=")">
              <mfrac>
                <msub>
                  <mi>P</mi>
                  <mi mathvariant="italic">SO3</mi>
                </msub>
                <mrow>
                  <msub>
                    <mi>K</mi>
                    <mi>P</mi>
                  </msub>
                  <msub>
                    <mi>P</mi>
                    <mi mathvariant="italic">SO2</mi>
                  </msub>
                </mrow>
              </mfrac>
            </mfenced>
            <mn>2</mn>
          </msup>
        </mrow>
      </mfenced>
    </mrow>
    <annotation encoding="StarMath 5.0">-r_{SO2} = k sqrt{{P_{SO2}} over {P_{SO3}}} left [ P_{O2} - left ( {alignc P_{SO3}} over {K_{P} P_{SO2}}  right )^2   right ]</annotation>
  </semantics>
</math>
</file>

<file path=Object 2/content.xml><?xml version="1.0" encoding="utf-8"?>
<math xmlns="http://www.w3.org/1998/Math/MathML">
  <semantics>
    <mrow>
      <mrow>
        <mi>k</mi>
        <mo stretchy="false">=</mo>
        <mtext>exp</mtext>
      </mrow>
      <mfenced open="[" close="]">
        <mrow>
          <mrow>
            <mfrac>
              <mrow>
                <mo stretchy="false">−</mo>
                <mn>176008</mn>
              </mrow>
              <mi>T</mi>
            </mfrac>
            <mo stretchy="false">−</mo>
            <mn>110.1</mn>
          </mrow>
          <mtext>ln</mtext>
          <mrow>
            <mrow>
              <mo stretchy="false">(</mo>
              <mi>T</mi>
              <mo stretchy="false">)</mo>
            </mrow>
            <mo stretchy="false">+</mo>
            <mn>912.8</mn>
          </mrow>
        </mrow>
      </mfenced>
    </mrow>
    <annotation encoding="StarMath 5.0">k = "exp" left[  {-176008} over {alignc T} - 110.1 "ln"(T) + 912.8   right]</annotation>
  </semantics>
</math>
</file>

<file path=Object 3/content.xml><?xml version="1.0" encoding="utf-8"?>
<math xmlns="http://www.w3.org/1998/Math/MathML">
  <semantics>
    <mrow>
      <mrow>
        <msub>
          <mi>K</mi>
          <mi>P</mi>
        </msub>
        <mo stretchy="false">=</mo>
        <mtext>exp</mtext>
      </mrow>
      <mfenced open="[" close="]">
        <mrow>
          <mfrac>
            <mn>42311</mn>
            <mrow>
              <mi>R</mi>
              <mi>T</mi>
            </mrow>
          </mfrac>
          <mo stretchy="false">−</mo>
          <mn>11.24</mn>
        </mrow>
      </mfenced>
    </mrow>
    <annotation encoding="StarMath 5.0">K_{P} = "exp" left[  {42311} over {alignc R T} - 11.24  right]</annotation>
  </semantics>
</math>
</file>

<file path=Object 4/content.xml><?xml version="1.0" encoding="utf-8"?>
<math xmlns="http://www.w3.org/1998/Math/MathML">
  <semantics>
    <mrow>
      <mo stretchy="false">Δ</mo>
      <msub>
        <mi>H</mi>
        <mi>R</mi>
      </msub>
      <mrow>
        <mrow>
          <mo stretchy="false">(</mo>
          <mrow>
            <mn>800</mn>
            <mi>°</mi>
            <mtext>F</mtext>
          </mrow>
          <mo stretchy="false">)</mo>
        </mrow>
        <mo stretchy="false">=</mo>
        <mrow>
          <mo stretchy="false">−</mo>
          <mn>42471</mn>
        </mrow>
      </mrow>
      <msub>
        <mtext>Btu/lb-mol-SO</mtext>
        <mn>2</mn>
      </msub>
    </mrow>
    <annotation encoding="StarMath 5.0">%DELTA H_{R} (800 °"F") = -42471 "Btu/lb-mol-SO"_{2}</annotation>
  </semantics>
</math>
</file>